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o stretchy="false">…</mo>
            <msub>
              <mo stretchy="false">ϕ</mo>
              <mrow>
                <msub>
                  <mo stretchy="false">α</mo>
                  <mi>N</mi>
                </msub>
              </mrow>
            </msub>
          </mrow>
          <mo stretchy="false">∣</mo>
          <mrow>
            <msubsup>
              <mo stretchy="false">ψ</mo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</mrow>
      </mfenced>
      <mrow>
        <mi/>
        <mo stretchy="false">=</mo>
        <mi/>
      </mrow>
      <mfenced open="〈" close="〉">
        <mrow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o stretchy="false">…</mo>
            <msub>
              <mo stretchy="false">ϕ</mo>
              <mrow>
                <msub>
                  <mo stretchy="false">α</mo>
                  <mi>N</mi>
                </msub>
              </mrow>
            </msub>
          </mrow>
          <mo stretchy="false">∣</mo>
          <mrow>
            <msubsup>
              <mi>S</mi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  <mo stretchy="false">∣</mo>
          <mrow>
            <msubsup>
              <mo stretchy="false">ψ</mo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</mrow>
      </mfenced>
      <mrow>
        <mi/>
        <mo stretchy="false">=</mo>
        <mi/>
      </mrow>
      <mfenced open="〈" close="〉">
        <mrow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o stretchy="false">…</mo>
            <msub>
              <mo stretchy="false">ϕ</mo>
              <mrow>
                <msub>
                  <mo stretchy="false">α</mo>
                  <mi>N</mi>
                </msub>
              </mrow>
            </msub>
          </mrow>
          <mo stretchy="false">∣</mo>
          <mrow>
            <msup>
              <mfenced open="(" close=")">
                <mrow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fenced>
              <mo stretchy="false">†</mo>
            </msup>
          </mrow>
          <mo stretchy="false">∣</mo>
          <mrow>
            <msubsup>
              <mo stretchy="false">ψ</mo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</mrow>
      </mfenced>
      <mrow>
        <mi/>
        <mo stretchy="false">=</mo>
        <mi/>
      </mrow>
      <mfenced open="〈" close="〉">
        <mrow>
          <mrow>
            <msup>
              <mfenced open="(" close=")">
                <mrow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i/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fenced>
              <mo stretchy="false">†</mo>
            </msup>
            <mi/>
            <mfenced open="(" close=")">
              <mrow>
                <msub>
                  <mo stretchy="false">ϕ</mo>
                  <mrow>
                    <msub>
                      <mo stretchy="false">α</mo>
                      <mn>1</mn>
                    </msub>
                  </mrow>
                </msub>
                <mo stretchy="false">…</mo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</mrow>
          <mo stretchy="false">∣</mo>
          <mrow>
            <msubsup>
              <mo stretchy="false">ψ</mo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</mrow>
      </mfenced>
      <mrow>
        <mi/>
        <mo stretchy="false">=</mo>
        <mi/>
      </mrow>
      <mfenced open="〈" close="〉">
        <mrow>
          <mrow>
            <msubsup>
              <mo stretchy="false">ϕ</mo>
              <mrow>
                <msub>
                  <mo stretchy="false">α</mo>
                  <mn>1</mn>
                </msub>
              </mrow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  <mo stretchy="false">…</mo>
            <msubsup>
              <mo stretchy="false">ϕ</mo>
              <mrow>
                <msub>
                  <mo stretchy="false">α</mo>
                  <mi>N</mi>
                </msub>
              </mrow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  <mo stretchy="false">∣</mo>
          <mrow>
            <msubsup>
              <mo stretchy="false">ψ</mo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</mrow>
      </mfenced>
    </mrow>
    <annotation encoding="StarMath 5.0">left langle 
 %iphi _{%ialpha _1} dotslow %iphi _{%ialpha _N} mline 
 %ipsi _N ^{(`+-`)} 
right rangle 
~=~ 
left langle 
 %iphi _{%ialpha _1} dotslow %iphi _{%ialpha _N} mline 
 S _N ^{(`+-`)} mline 
 %ipsi _N ^{(`+-`)} 
right rangle 
~=~ 
left langle 
 %iphi _{%ialpha _1} dotslow %iphi _{%ialpha _N} mline 
 left ( 
  S _N ^{(`+-`)} 
 right ) ^%Ux2020 mline 
 %ipsi _N ^{(`+-`)} 
right rangle 
~=~ 
left langle 
 left ( 
  S _N ^{(`+-`)} 
 right ) ^%Ux2020 
 ` 
 left (
  %iphi _{%ialpha _1} dotslow %iphi _{%ialpha _N} 
 right ) mline 
 %ipsi _N ^{(`+-`)} 
right rangle 
~=~ 
left langle 
 %iphi _{%ialpha _1} ^{(`+-`)} dotslow %iphi _{%ialpha _N} ^{(`+-`)} mline 
 %ipsi _N ^{(`+-`)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58:53.808000000</meta:creation-date>
    <meta:generator>LibreOffice/4.1.4.2$Windows_x86 LibreOffice_project/0a0440ccc0227ad9829de5f46be37cfb6edcf72</meta:generator>
  </office:meta>
</office:document-meta>
</file>